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10000016B2115C2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68cm" fo:min-width="0.294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85cm" fo:min-width="1.722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3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10.166cm" draw:transform="skewX (0.00122173047639603) translate (1.012cm 5.445cm)">
          <draw:image xlink:href="Pictures/10000000000003910000016B2115C27F.png" xlink:type="simple" xlink:show="embed" xlink:actuate="onLoad" draw:mime-type="image/png">
            <text:p/>
          </draw:image>
        </draw:frame>
        <draw:custom-shape draw:style-name="gr2" draw:text-style-name="P2" draw:layer="layout" svg:width="1.588cm" svg:height="0.952cm" svg:x="21.637cm" svg:y="14.01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1.637cm" svg:y1="14.652cm" svg:x2="21.984cm" svg:y2="14.281cm">
          <text:p/>
        </draw:line>
        <draw:line draw:style-name="gr3" draw:text-style-name="P3" draw:layer="layout" svg:x1="22.907cm" svg:y1="14.335cm" svg:x2="23.225cm" svg:y2="14.652cm">
          <text:p/>
        </draw:line>
        <draw:custom-shape draw:style-name="gr4" draw:text-style-name="P2" draw:layer="layout" svg:width="1.905cm" svg:height="0.635cm" svg:x="19.732cm" svg:y="14.335cm">
          <text:p text:style-name="P4"><text:span text:style-name="T1">MAY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2.272cm" svg:y1="14.017cm" svg:x2="22.545cm" svg:y2="13.568cm">
          <text:p/>
        </draw:line>
        <draw:custom-shape draw:style-name="gr5" draw:text-style-name="P5" draw:layer="layout" svg:width="2.222cm" svg:height="0.635cm" svg:x="23.225cm" svg:y="14.335cm">
          <text:p text:style-name="P4"><text:span text:style-name="T1">MENO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732cm" svg:y1="14.652cm" svg:x2="19.415cm" svg:y2="14.335cm">
          <text:p/>
        </draw:line>
        <draw:line draw:style-name="gr3" draw:text-style-name="P3" draw:layer="layout" svg:x1="26.082cm" svg:y1="14.017cm" svg:x2="25.447cm" svg:y2="14.335cm">
          <text:p/>
        </draw:line>
        <draw:line draw:style-name="gr3" draw:text-style-name="P3" draw:layer="layout" svg:x1="26.082cm" svg:y1="14.652cm" svg:x2="25.447cm" svg:y2="14.652cm">
          <text:p/>
        </draw:line>
        <draw:custom-shape draw:style-name="gr6" draw:text-style-name="P2" draw:layer="layout" svg:width="0.318cm" svg:height="0.317cm" svg:x="19.097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18cm" svg:height="0.318cm" svg:x="26.08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18cm" svg:height="0.317cm" svg:x="26.082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7" draw:layer="layout" svg:width="2.54cm" svg:height="0.686cm" svg:x="18.145cm" svg:y="13.382cm">
          <draw:text-box>
            <text:p text:style-name="P6"><text:span text:style-name="T1">numCuenta</text:span></text:p>
          </draw:text-box>
        </draw:frame>
        <draw:frame draw:style-name="gr8" draw:text-style-name="P7" draw:layer="layout" svg:width="1.905cm" svg:height="0.645cm" svg:x="26.4cm" svg:y="13.382cm">
          <draw:text-box>
            <text:p text:style-name="P6"><text:span text:style-name="T1">dniTutor</text:span></text:p>
          </draw:text-box>
        </draw:frame>
        <draw:frame draw:style-name="gr8" draw:text-style-name="P7" draw:layer="layout" svg:width="1.588cm" svg:height="0.645cm" svg:x="26.4cm" svg:y="14.325cm">
          <draw:text-box>
            <text:p text:style-name="P6"><text:span text:style-name="T1">tlfTu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0:01:36.833584091</meta:creation-date>
    <dc:date>2024-12-03T21:46:25.735813055</dc:date>
    <meta:editing-duration>PT9M13S</meta:editing-duration>
    <meta:editing-cycles>1</meta:editing-cycles>
    <meta:generator>LibreOffice/24.2.6.2$Linux_X86_64 LibreOffice_project/420$Build-2</meta:generator>
    <meta:document-statistic meta:object-count="16"/>
  </office:meta>
</office:document-meta>
</file>